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fe2be" officeooo:paragraph-rsid="001fe2be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color="#000000" draw:marker-end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" draw:marker-end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- REYES MAGOS</text:p>
      <text:p text:style-name="Standard"/>
      <text:p text:style-name="Standard"/>
      <text:p text:style-name="Standard"/>
      <text:p text:style-name="Standard"><draw:line text:anchor-type="paragraph" draw:z-index="11" draw:name="Línea vertical 4" draw:style-name="gr2" draw:text-style-name="P3" svg:x1="2.461cm" svg:y1="0.563cm" svg:x2="2.427cm" svg:y2="0.369cm"><text:p/></draw:line><draw:line text:anchor-type="paragraph" draw:z-index="12" draw:name="Línea 8" draw:style-name="gr2" draw:text-style-name="P3" svg:x1="2.427cm" svg:y1="0.369cm" svg:x2="12.164cm" svg:y2="0.528cm"><text:p/></draw:line></text:p>
      <text:p text:style-name="P2"><draw:line text:anchor-type="paragraph" draw:z-index="13" draw:name="Línea 9" draw:style-name="gr1" draw:text-style-name="P3" svg:x1="12.164cm" svg:y1="0.016cm" svg:x2="12.153cm" svg:y2="0.97cm"><text:p/></draw:line>GRUPOS(<text:span text:style-name="T1">Barrio</text:span>, NumIntegrantes)</text:p>
      <text:p text:style-name="P2"><draw:line text:anchor-type="paragraph" draw:z-index="0" draw:name="Línea vertical 1" draw:style-name="gr2" draw:text-style-name="P3" svg:x1="2.372cm" svg:y1="0.034cm" svg:x2="2.372cm" svg:y2="0.466cm"><text:p/></draw:line><draw:line text:anchor-type="paragraph" draw:z-index="1" draw:name="Línea 1" draw:style-name="gr2" draw:text-style-name="P3" svg:x1="2.372cm" svg:y1="0.466cm" svg:x2="-0.309cm" svg:y2="0.429cm"><text:p/></draw:line><draw:line text:anchor-type="paragraph" draw:z-index="2" draw:name="Línea 2" draw:style-name="gr2" draw:text-style-name="P3" svg:x1="-0.309cm" svg:y1="0.429cm" svg:x2="-0.337cm" svg:y2="2.329cm"><text:p/></draw:line></text:p>
      <text:p text:style-name="P2">VECINOS(DNI, <text:span text:style-name="T1">DNIVecinoCaptador</text:span>, Nombre, Apellidos, ReyMago, Barrio)</text:p>
      <text:p text:style-name="P2"><draw:line text:anchor-type="paragraph" draw:z-index="8" draw:name="Línea 5" draw:style-name="gr2" draw:text-style-name="P3" svg:x1="2.23cm" svg:y1="0.023cm" svg:x2="2.241cm" svg:y2="0.33cm"><text:p/></draw:line><draw:line text:anchor-type="paragraph" draw:z-index="9" draw:name="Línea 6" draw:style-name="gr2" draw:text-style-name="P3" svg:x1="2.23cm" svg:y1="0.33cm" svg:x2="4.188cm" svg:y2="0.394cm"><text:p/></draw:line><draw:line text:anchor-type="paragraph" draw:z-index="10" draw:name="Línea 7" draw:style-name="gr3" draw:text-style-name="P3" svg:x1="4.188cm" svg:y1="0.393cm" svg:x2="4.177cm" svg:y2="-0.032cm"><text:p/></draw:line></text:p>
      <text:p text:style-name="P2">EVENTOS(<text:span text:style-name="T1">Barrio</text:span>, <text:span text:style-name="T1">Fecha</text:span>, <text:span text:style-name="T1">Hora</text:span>, Ubicación)</text:p>
      <text:p text:style-name="P2"><draw:line text:anchor-type="paragraph" draw:z-index="3" draw:name="Línea 3" draw:style-name="gr2" draw:text-style-name="P3" svg:x1="-0.337cm" svg:y1="0.282cm" svg:x2="2.598cm" svg:y2="0.33cm"><text:p/></draw:line><draw:line text:anchor-type="paragraph" draw:z-index="4" draw:name="Línea vertical 2" draw:style-name="gr3" draw:text-style-name="P3" svg:x1="2.598cm" svg:y1="0.347cm" svg:x2="2.607cm" svg:y2="-0.062cm"><text:p/></draw:line><draw:line text:anchor-type="paragraph" draw:z-index="5" draw:name="Línea vertical 3" draw:style-name="gr2" draw:text-style-name="P3" svg:x1="3.879cm" svg:y1="0.085cm" svg:x2="3.879cm" svg:y2="0.403cm"><text:p/></draw:line><draw:line text:anchor-type="paragraph" draw:z-index="6" draw:name="Línea horizontal 1" draw:style-name="gr2" draw:text-style-name="P3" svg:x1="3.879cm" svg:y1="0.402cm" svg:x2="7.622cm" svg:y2="0.402cm"><text:p/></draw:line><draw:line text:anchor-type="paragraph" draw:z-index="7" draw:name="Línea 4" draw:style-name="gr3" draw:text-style-name="P3" svg:x1="7.622cm" svg:y1="0.402cm" svg:x2="7.636cm" svg:y2="0.654cm"><text:p/></draw:line></text:p>
      <text:p text:style-name="P2">NIÑOS(<text:span text:style-name="T1">ID</text:span>, Nombre, Direccion, Regalo, Barrio, Fecha, Hora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draw:marker draw:name="Puntas_20_de_20_flecha_20_1" draw:display-name="Puntas de flecha 1" svg:viewBox="0 7 20 13" svg:d="M0 20l10-13 10 13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2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2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2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1-15T10:10:08.195000000</dc:date>
    <meta:editing-duration>PT37M16S</meta:editing-duration>
    <meta:editing-cycles>1</meta:editing-cycles>
    <meta:document-statistic meta:table-count="0" meta:image-count="0" meta:object-count="0" meta:page-count="1" meta:paragraph-count="5" meta:word-count="24" meta:character-count="224" meta:non-whitespace-character-count="205"/>
  </office:meta>
</office:document-meta>
</file>